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 style:master-page-name="">
      <style:table-properties style:width="17.304cm" fo:margin-left="0cm" style:page-number="auto" table:align="left" style:shadow="none" style:may-break-between-rows="true" table:border-model="collapsing"/>
    </style:style>
    <style:style style:name="Tabela1.A" style:family="table-column">
      <style:table-column-properties style:column-width="0.441cm"/>
    </style:style>
    <style:style style:name="Tabela1.B" style:family="table-column">
      <style:table-column-properties style:column-width="1.266cm"/>
    </style:style>
    <style:style style:name="Tabela1.C" style:family="table-column">
      <style:table-column-properties style:column-width="3.859cm"/>
    </style:style>
    <style:style style:name="Tabela1.D" style:family="table-column">
      <style:table-column-properties style:column-width="6.433cm"/>
    </style:style>
    <style:style style:name="Tabela1.E" style:family="table-column">
      <style:table-column-properties style:column-width="5.304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14" style:family="table-row">
      <style:table-row-properties style:min-row-height="4.316cm"/>
    </style:style>
    <style:style style:name="P1" style:family="paragraph" style:parent-style-name="Standard">
      <style:text-properties fo:font-size="8pt" officeooo:rsid="00014368" officeooo:paragraph-rsid="00014368" style:font-size-asian="8pt" style:font-size-complex="8pt"/>
    </style:style>
    <style:style style:name="P2" style:family="paragraph" style:parent-style-name="Standard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0889dd" officeooo:paragraph-rsid="0008bb3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143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1fb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2b8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a6e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4368" officeooo:paragraph-rsid="000143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fb8e" officeooo:paragraph-rsid="0001fb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7dc5" officeooo:paragraph-rsid="00047d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2e78" officeooo:paragraph-rsid="00062e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8ecd" officeooo:paragraph-rsid="00068e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8ecd" officeooo:paragraph-rsid="0006a9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a9a6" officeooo:paragraph-rsid="0006a9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bb3a" officeooo:paragraph-rsid="0008bb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6e40" officeooo:paragraph-rsid="000a6e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498e" officeooo:paragraph-rsid="000b49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498e" officeooo:paragraph-rsid="000ce8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e870" officeooo:paragraph-rsid="000ce8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68ecd" officeooo:paragraph-rsid="00068ec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officeooo:paragraph-rsid="00014368"/>
    </style:style>
    <style:style style:name="P22" style:family="paragraph" style:parent-style-name="Table_20_Contents">
      <style:paragraph-properties fo:text-align="start" style:justify-single-word="false"/>
      <style:text-properties officeooo:paragraph-rsid="00062e78"/>
    </style:style>
    <style:style style:name="P23" style:family="paragraph" style:parent-style-name="Table_20_Contents">
      <style:paragraph-properties fo:text-align="start" style:justify-single-word="false"/>
      <style:text-properties officeooo:paragraph-rsid="0006a9a6"/>
    </style:style>
    <style:style style:name="P24" style:family="paragraph" style:parent-style-name="Table_20_Contents">
      <style:paragraph-properties fo:text-align="start" style:justify-single-word="false"/>
      <style:text-properties officeooo:paragraph-rsid="00079253"/>
    </style:style>
    <style:style style:name="P25" style:family="paragraph" style:parent-style-name="Table_20_Contents">
      <style:paragraph-properties fo:text-align="start" style:justify-single-word="false"/>
      <style:text-properties officeooo:paragraph-rsid="0008bb3a"/>
    </style:style>
    <style:style style:name="P26" style:family="paragraph" style:parent-style-name="Table_20_Contents">
      <style:paragraph-properties fo:text-align="start" style:justify-single-word="false"/>
      <style:text-properties officeooo:paragraph-rsid="000a6e40"/>
    </style:style>
    <style:style style:name="P27" style:family="paragraph" style:parent-style-name="Table_20_Contents">
      <style:paragraph-properties fo:text-align="start" style:justify-single-word="false"/>
      <style:text-properties officeooo:paragraph-rsid="000b498e"/>
    </style:style>
    <style:style style:name="P28" style:family="paragraph" style:parent-style-name="Table_20_Contents">
      <style:paragraph-properties fo:text-align="start" style:justify-single-word="false"/>
      <style:text-properties officeooo:paragraph-rsid="000ce870"/>
    </style:style>
    <style:style style:name="P29" style:family="paragraph" style:parent-style-name="Table_20_Contents">
      <loext:graphic-properties draw:fill="none"/>
      <style:paragraph-properties fo:margin-left="0cm" fo:margin-right="1.9cm" fo:text-align="start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loext:graphic-properties draw:fill="none"/>
      <style:paragraph-properties fo:margin-left="0cm" fo:margin-right="1.9cm" fo:text-align="start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4368" officeooo:paragraph-rsid="000143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143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1fb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4368" officeooo:paragraph-rsid="000143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4368" officeooo:paragraph-rsid="0001fb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fb8e" officeooo:paragraph-rsid="0001fb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officeooo:paragraph-rsid="00068ecd"/>
    </style:style>
    <style:style style:name="T1" style:family="text">
      <style:text-properties officeooo:rsid="00014368"/>
    </style:style>
    <style:style style:name="T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43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fb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7d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2e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8e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a9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92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bb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6e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49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e8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Liberation Serif" fo:font-style="normal" fo:text-shadow="none" style:text-underline-style="none" fo:font-weight="bold" officeooo:rsid="00014368" style:font-style-asian="normal" style:font-weight-asian="bold" style:font-style-complex="normal" style:font-weight-complex="bold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Liberation Serif" fo:font-style="normal" fo:text-shadow="none" style:text-underline-style="none" fo:font-weight="normal" officeooo:rsid="00014368" style:font-style-asian="normal" style:font-weight-asian="normal" style:font-style-complex="normal" style:font-weight-complex="normal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Liberation Serif" fo:font-style="normal" fo:text-shadow="none" style:text-underline-style="none" fo:font-weight="normal" officeooo:rsid="0001fb8e" style:font-style-asian="normal" style:font-weight-asian="normal" style:font-style-complex="normal" style:font-weight-complex="normal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Liberation Serif" fo:font-style="normal" fo:text-shadow="none" style:text-underline-style="none" fo:font-weight="normal" officeooo:rsid="0002b887" style:font-style-asian="normal" style:font-weight-asian="normal" style:font-style-complex="normal" style:font-weight-complex="normal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Liberation Serif" fo:font-style="normal" fo:text-shadow="none" style:text-underline-style="none" fo:font-weight="normal" officeooo:rsid="00047dc5" style:font-style-asian="normal" style:font-weight-asian="normal" style:font-style-complex="normal" style:font-weight-complex="normal" style:text-overline-style="none" style:text-overline-color="font-color"/>
    </style:style>
    <style:style style:name="T18" style:family="text">
      <style:text-properties officeooo:rsid="0001fb8e"/>
    </style:style>
    <style:style style:name="T19" style:family="text">
      <style:text-properties officeooo:rsid="00062e78"/>
    </style:style>
    <style:style style:name="T20" style:family="text">
      <style:text-properties officeooo:rsid="0006a9a6"/>
    </style:style>
    <style:style style:name="T21" style:family="text">
      <style:text-properties officeooo:rsid="00079253"/>
    </style:style>
    <style:style style:name="T22" style:family="text">
      <style:text-properties officeooo:rsid="0008bb3a"/>
    </style:style>
    <style:style style:name="T23" style:family="text">
      <style:text-properties officeooo:rsid="000a6e4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biór metod optymalizacyjnych UNITY <text:s/>Data Science</text:p>
      <text:p text:style-name="P1"/>
      <table:table table:name="Tabela1" table:style-name="Tabela1" table:template-name="Styl domyślny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 table:style-name="Tabela1.1">
          <table:table-cell table:style-name="Tabela1.A1" office:value-type="string">
            <text:p text:style-name="P29"/>
          </table:table-cell>
          <table:table-cell table:style-name="Tabela1.A1" office:value-type="string">
            <text:p text:style-name="P30"/>
          </table:table-cell>
          <table:table-cell table:style-name="Tabela1.A1" office:value-type="string">
            <text:p text:style-name="P8">Definicja metody</text:p>
          </table:table-cell>
          <table:table-cell table:style-name="Tabela1.A1" office:value-type="string">
            <text:p text:style-name="P21"><text:span text:style-name="T2">Przykład </text:span><text:span text:style-name="T5">w</text:span><text:span text:style-name="T4"> branży retail</text:span></text:p>
          </table:table-cell>
          <table:table-cell table:style-name="Tabela1.E1" office:value-type="string">
            <text:p text:style-name="P21"><text:span text:style-name="T2">Przykład </text:span><text:span text:style-name="T5">w</text:span><text:span text:style-name="T4"> branży </text:span><text:span text:style-name="T5">logistycznej</text:span></text:p>
          </table:table-cell>
        </table:table-row>
        <table:table-row table:style-name="TableLine94171598265104"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4"><text:span text:style-name="T13">Dynamiczne generowanie cen</text:span></text:p>
          </table:table-cell>
          <table:table-cell table:style-name="Tabela1.A2" office:value-type="string">
            <text:p text:style-name="P33">Celem jest tworzenie optymalnych cen dla klienta w kontekście określonej sytuacji biznesowej. </text:p>
            <text:p text:style-name="P33">Optymalizację tworzona dla określonego celu np. maksymalizacji zysku, minimalizacji pustych przestrzeni ładunkowych, minimalizacji ryzyka odejścia klientów itp.</text:p>
            <text:p text:style-name="P33"/>
            <text:p text:style-name="P31"><text:span text:style-name="T14">Rozróżniamy cztery poziomy </text:span><text:span text:style-name="T15">generatorów cen</text:span><text:span text:style-name="T14">:</text:span></text:p>
            <text:p text:style-name="P33">poziom najniższy: <text:s/></text:p>
          </table:table-cell>
          <table:table-cell table:style-name="Tabela1.A2" office:value-type="string">
            <text:p text:style-name="P9">Generator cen optymalnych może tworzyć przewagę konkurencyjną w obszarze przywiązania klienta do usługodawcy lub sprzedawcy. Narzędzie to może też służyć do zwiększania rotacji towarów, minimalizacji pustych przebiegów lub aktywizacji pasywnych klientów. <text:s/></text:p>
          </table:table-cell>
          <table:table-cell table:style-name="Tabela1.E2" office:value-type="string">
            <text:p text:style-name="P9"/>
          </table:table-cell>
        </table:table-row>
        <table:table-row table:style-name="TableLine94171598265104"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5">P1. <text:span text:style-name="T19">Cena kształtowana jest w zależności od sytuacji biznesowej</text:span></text:p>
          </table:table-cell>
          <table:table-cell table:style-name="Tabela1.A2" office:value-type="string">
            <text:p text:style-name="P11">Kleje do glazury przeterminują się za miesiąc. Wiemy że ich nie sprzedamy przed okresem przydatności. System obniża cenę. </text:p>
          </table:table-cell>
          <table:table-cell table:style-name="Tabela1.E2" office:value-type="string">
            <text:p text:style-name="P22"><text:span text:style-name="T5">Samochód odjeżdża za 10 godzin a wciąż na 25% pustej ładowni. System tworzy „last minute”, obniża cenę aby zachęcić klientów do zakupu usługi.</text:span></text:p>
          </table:table-cell>
        </table:table-row>
        <table:table-row table:style-name="Tabela1.1"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6"><text:span text:style-name="T2">P</text:span><text:span text:style-name="T3">2</text:span><text:span text:style-name="T2">. to algorytm P</text:span><text:span text:style-name="T6">1</text:span><text:span text:style-name="T2"> wzbogacony </text:span><text:span text:style-name="T6">o </text:span><text:span text:style-name="T2"><text:s/>optymaln</text:span><text:span text:style-name="T6">ą</text:span><text:span text:style-name="T2"> cen</text:span><text:span text:style-name="T6">ę</text:span><text:span text:style-name="T2"> dla klienta pod kontem jego historii współpracy</text:span></text:p>
          </table:table-cell>
          <table:table-cell table:style-name="Tabela1.A2" office:value-type="string">
            <text:p text:style-name="P9">Przykład. Klient, który trzeci raz kupuje w sklepie w ciągu dwóch tygodni dostaje rabat 10%. </text:p>
            <text:p text:style-name="P9"/>
            <text:p text:style-name="P9"><text:span text:style-name="T19">K</text:span>lient, który kupuje określony rodzaj towaru dostaje zniżkę/lub podwyżkę na inny towar ponieważ z jego historii wynika, że ten drugi towar był najczęściej jego towarem drugiego wyboru. </text:p>
          </table:table-cell>
          <table:table-cell table:style-name="Tabela1.E2" office:value-type="string">
            <text:p text:style-name="P11">Klient często korzystający z naszych usług, nagle przestał korzystać z naszych usług. System proponuje mu duży rabat aby go zatrzymać. System podnosi cenę dla klienta, który często zalegał z zapłatą. Cena podnoszona jest o koszt niepewności naliczony dla tego klienta. </text:p>
          </table:table-cell>
        </table:table-row>
        <table:table-row table:style-name="TableLine94171598265104"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4">P<text:span text:style-name="T18">3</text:span>. to algorytm P<text:span text:style-name="T18">2</text:span> + cena skorygowana o informacje z rynku. Informacja uzyskana jest za pomocą app do komercyjnych stron internetowych zawierających ceny rynkowe. </text:p>
          </table:table-cell>
          <table:table-cell table:style-name="Tabela1.A2" office:value-type="string">
            <text:p text:style-name="P5"><text:span text:style-name="T15">Aplikacja zbiera ceny np. płyt gipsowych z supermarketów. Następnie tworzona jest baza <text:s/>minimalnych i maksymalnych cen płyt gipsowych. Z algorytmu wiemy, że większość klientów kupuje do płyt gipsowych profile konstrukcje. Dla tych klientów, którzy kupili płyty gipsowe a nie zapytali o profile konstrukcyjne algorytm może zaproponować profile o 10% tańsze od najniższej </text:span><text:soft-page-break/><text:span text:style-name="T15">ceny tych profili na rynku a dla tych co zapytali system może zaproponować cenę o 15% wyższą od aktualnej najniższej ceny rynkowej. Taka procedura może działać dla segmentu klientów, którzy zazwyczaj kupują płyty gipsowe. Dla pozostałych klientów można zastosować dowolna inną konfiguracje rabatów w oparciu o ceny rynkowe pozyskane przez aplikację. <text:s text:c="2"/></text:span></text:p>
          </table:table-cell>
          <table:table-cell table:style-name="Tabela1.E2" office:value-type="string">
            <text:p text:style-name="P11">Samochód odjeżdża za 10 godzin a wciąż na 25% pustej ładowni. System pobiera ceny z giełdy usług transportowych i dla tego konkretnego kursu proponuję cenę o 10% niższą od średniej najniższej cen z ostatnich 2 tygodni dla tego kursu. </text:p>
            <text:p text:style-name="P11"/>
            <text:p text:style-name="P11">Aplikacja pobiera informację <text:soft-page-break/>o czasach postoju na granicy, czasie wyładunku lub o trudnościach na drodze i koryguję proponowaną cenę usługi transportowej.</text:p>
          </table:table-cell>
        </table:table-row>
        <table:table-row table:style-name="TableLine94171598265104"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4">P<text:span text:style-name="T18">4</text:span>. to algorytm P<text:span text:style-name="T18">3</text:span> wzbogacony o korektę prognozy popytu i podaży. Prognoza wykonana jest za pomocą modeli regresji. <text:s/></text:p>
          </table:table-cell>
          <table:table-cell table:style-name="Tabela1.A2" office:value-type="string">
            <text:p text:style-name="P6"><text:span text:style-name="T16">Algorytm wiedząc, że w następnym miesiąc </text:span><text:span text:style-name="T17">słabsza sprzedaż</text:span><text:span text:style-name="T16"> </text:span><text:span text:style-name="T17">płyt może wyprzedać duży zapas płyt z magazynu aby przygotować miejsce pod inny towar, który według prognoz będzie w przyszłości się dobrze sprzedawał. </text:span></text:p>
          </table:table-cell>
          <table:table-cell table:style-name="Tabela1.E2" office:value-type="string">
            <text:p text:style-name="P11">Algorytm przewiduje, które trasy nie będą opłacalne w najbliższym miesiącu i koryguje ceny tak aby kursy te były rentowne.</text:p>
          </table:table-cell>
        </table:table-row>
        <table:table-row table:style-name="TableLine94171598265104"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2"><text:span text:style-name="T1">P</text:span><text:span text:style-name="T18">5</text:span><text:span text:style-name="T1">. to algorytm P</text:span><text:span text:style-name="T18">4</text:span><text:span text:style-name="T1"> wzbogacony o inteligentne systemy optymalizacji procesów. Optymalizację wykonane są za pomocą algorytmów badań operacyjnych. <text:s text:c="2"/></text:span></text:p>
          </table:table-cell>
          <table:table-cell table:style-name="Tabela1.A2" office:value-type="string">
            <text:p text:style-name="P10">Algorytm znając przyszłość i mając na celu minimalizację kosztów magazynowania może wyprzedawać towary słabo rotujące aby zmniejszyć koszt zamrożonego kapitału. </text:p>
          </table:table-cell>
          <table:table-cell table:style-name="Tabela1.E2" office:value-type="string">
            <text:p text:style-name="P22"><text:span text:style-name="T5">Algorytm </text:span><text:span text:style-name="T6">optymalizuję strukturę przewożonych towarów przez co minimalizuje koszty i zmniejsza cenę podstawową.</text:span></text:p>
          </table:table-cell>
        </table:table-row>
        <table:table-row table:style-name="TableLine94171598265104"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20"><text:span text:style-name="T1">T</text:span>eoria kolejek</text:p>
          </table:table-cell>
          <table:table-cell table:style-name="Tabela1.A2" office:value-type="string">
            <text:p text:style-name="P12">Metoda stosowana przez lotniska. Czas obsługi samolotu przychodzącego jest krótsza niż czas przylotu kolejnego samolotu. Mimo to istnieje prawdopodobieństwo powstania zatoru. Metoda ta minimalizuję ryzyko powstania zatoru.</text:p>
          </table:table-cell>
          <table:table-cell table:style-name="Tabela1.A2" office:value-type="string">
            <text:p text:style-name="P13">Klienci kupują w sklepie internetowym. Jest tak dużo operacji, że system wymusza czas oczekiwania na transakcję. </text:p>
            <text:p text:style-name="P14">Klienci mogą czuć dyskomfort i w skrajnych przypadkach rezygnować z transakcji. </text:p>
            <text:p text:style-name="P13"/>
            <text:p text:style-name="P13"><text:s/>Algorytm <text:span text:style-name="T20">zagadnienia </text:span>kolejek w porę uruchamia dodatkowe zasoby gdy przewidzi zbliżający się zator. <text:span text:style-name="T20">W ten sposób minimalizuję ryzyko powstania kolejki</text:span></text:p>
          </table:table-cell>
          <table:table-cell table:style-name="Tabela1.E2" office:value-type="string">
            <text:p text:style-name="P23"><text:span text:style-name="T7">Tworzą się kolejki ciężarówek przed naszym magazynem. Z tego powodu przewoźnicy zażądali wzrostu stawki przewozowej. Algorytm może przeliczyć cały proces recepcji, załadunku i rozładunku oraz innych czynności i zaproponować optymalną konfigurację, która będzie minimalizowała ryzyko zatorów. </text:span></text:p>
          </table:table-cell>
        </table:table-row>
        <table:table-row table:style-name="TableLine94171598265104"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14">Optymalizacja metod stosowanej w procesie </text:p>
            <text:p text:style-name="P14"><text:soft-page-break/></text:p>
          </table:table-cell>
          <table:table-cell table:style-name="Tabela1.A2" office:value-type="string">
            <text:p text:style-name="P23"><text:span text:style-name="T7">Pierwotnie narzędzie to znajdowała taki wybór metod produkcji, które gwarantowały minimalizację odpadu produkcyjnego. Stosowana jest </text:span><text:soft-page-break/><text:span text:style-name="T7">również w procesach usługowych lub sprzedażowych</text:span></text:p>
          </table:table-cell>
          <table:table-cell table:style-name="Tabela1.A2" office:value-type="string">
            <text:p text:style-name="P24"><text:span text:style-name="T8">Algorytm może minimalizować niepotrzebne czynności w procesie sprzedaży. Możliwa jest również optymalizacja w zakresie ułożenia towarów w magazynie </text:span></text:p>
          </table:table-cell>
          <table:table-cell table:style-name="Tabela1.E2" office:value-type="string">
            <text:p text:style-name="P14">Metoda ta rozwiązuje problem układania towarów w naczepach. W ten sposób minimalizowane są puste przestrzenie w ładowniach. Metoda automatycznie znajduje optymalną strukturę <text:span text:style-name="T21">ułożenia ładunku. </text:span></text:p>
          </table:table-cell>
        </table:table-row>
        <table:table-row table:style-name="TableLine94171598265104"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2">Economic Order Quantity</text:p>
          </table:table-cell>
          <table:table-cell table:style-name="Tabela1.A2" office:value-type="string">
            <text:p text:style-name="P3">Utrzymanie odpowiednich poziomów stanów magazynowych oraz wielkości zamówień może istotnie wpłynąć na efektywność zakładu. <text:span text:style-name="T22">Algorytm ten optymalizuję częstotliwość dostaw.</text:span></text:p>
          </table:table-cell>
          <table:table-cell table:style-name="Tabela1.A2" office:value-type="string">
            <text:p text:style-name="P15">Economic Order Quantity pozwala minimalizowac koszty magazynowania poprzez wyznaczenie optymalnej wielkości zamówień</text:p>
          </table:table-cell>
          <table:table-cell table:style-name="Tabela1.E2" office:value-type="string">
            <text:p text:style-name="P25"><text:span text:style-name="T9">Wyznacza taką częstotliwość dostaw aby zbilansować koszty magazynowania z kosztami dostaw. </text:span></text:p>
          </table:table-cell>
        </table:table-row>
        <table:table-row table:style-name="TableLine94171598265104"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26"><text:span text:style-name="T10">Problem nadprodukcji</text:span></text:p>
          </table:table-cell>
          <table:table-cell table:style-name="Tabela1.A2" office:value-type="string">
            <text:p text:style-name="P16">Jest stosowana dla towarów szybko psujących się. Wskazuje jaki powinien być optymalny poziom zamówień. <text:s/></text:p>
          </table:table-cell>
          <table:table-cell table:style-name="Tabela1.A2" office:value-type="string">
            <text:p text:style-name="P7"><text:span text:style-name="T23">Algorytm pozwala uniknąć strat wynikających z utylizacji towarów wynikających z utraty przez nie przydatności do użytku.</text:span></text:p>
          </table:table-cell>
          <table:table-cell table:style-name="Tabela1.E2" office:value-type="string">
            <text:p text:style-name="P26"><text:span text:style-name="T10">Algorytm wskazuje nadmiarowe pojazdy i kursy. Dzięki temu firma transportowa może efektywnie zmniejszyć zasoby podnosząc przez to jednostkową efektywność wykorzystania pojazdów. </text:span></text:p>
          </table:table-cell>
        </table:table-row>
        <table:table-row table:style-name="TableLine94171598265104"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>Optym wykorzystania zasobów</text:p>
          </table:table-cell>
          <table:table-cell table:style-name="Tabela1.A2" office:value-type="string">
            <text:p text:style-name="P17">Klasyczny algorytm programowania operacyjnego którego celem jest maksymalne wykorzystanie zasobów</text:p>
          </table:table-cell>
          <table:table-cell table:style-name="Tabela1.A2" office:value-type="string">
            <text:p text:style-name="P17">Algorytm ten jest zdolny do skonfigurowania oferty promocji, lub ogólnie struktury sprzedaży aby uzyskać maksymalne zyski lub rotację lub np. ponosić minimalne koszty operacyjne sprzedaży.</text:p>
            <text:p text:style-name="P17"/>
          </table:table-cell>
          <table:table-cell table:style-name="Tabela1.E2" office:value-type="string">
            <text:p text:style-name="P27"><text:span text:style-name="T11">Algorytm ten pozwala tak przydzielić samochody do przesyłek aby zminimalizować koszty lub zmaksymalizować zyski lub poziom wykorzystania pojazdów. </text:span></text:p>
          </table:table-cell>
        </table:table-row>
        <table:table-row table:style-name="TableLine94171598265104"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17">Zagadnienie transportowe</text:p>
          </table:table-cell>
          <table:table-cell table:style-name="Tabela1.A2" office:value-type="string">
            <text:p text:style-name="P17">Jest to algorytm, <text:s/>który znajduje optymalną konfiguracje producentów do odbiorców</text:p>
          </table:table-cell>
          <table:table-cell table:style-name="Tabela1.A2" office:value-type="string">
            <text:p text:style-name="P27"><text:span text:style-name="T11">W sprzedaży </text:span><text:span text:style-name="T12">internetowej, dzięki optymalizacji punktów odbioru od dostawców </text:span><text:span text:style-name="T11">możliwe jest </text:span><text:span text:style-name="T12">istotne skrócenie czasu dostawy towaru do klienta</text:span><text:span text:style-name="T11">.</text:span></text:p>
          </table:table-cell>
          <table:table-cell table:style-name="Tabela1.E2" office:value-type="string">
            <text:p text:style-name="P18">W sieciach sprzedaży możliwe jest takie skonfigurowanie magazynów dostawców ze sklepami aby znaleźć najmniejszą możliwą łączna odległości między sklepami a dostawcami.</text:p>
          </table:table-cell>
        </table:table-row>
        <table:table-row table:style-name="Tabela1.14"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19">Problem komiwojadzera</text:p>
          </table:table-cell>
          <table:table-cell table:style-name="Tabela1.A2" office:value-type="string">
            <text:p text:style-name="P19">Algorytm optymalizuje trasę pojazdu, który musi przejechać przez szereg punktów.</text:p>
          </table:table-cell>
          <table:table-cell table:style-name="Tabela1.A2" office:value-type="string">
            <text:p text:style-name="P19">Hurtownia budowlana może zoptymalizować trasy swoich samochodów na poszczególne budowy poprzez optymalny wybór kolejności dostaw.</text:p>
          </table:table-cell>
          <table:table-cell table:style-name="Tabela1.E2" office:value-type="string">
            <text:p text:style-name="P28"><text:span text:style-name="T12">Kurier musi dowieźć bardzo wiele paczek do bardzo wielu miejsc. Powstaje więc dylemat o kolejności kolejności kolejnych punktów dostawy. Algorytm znajduje najlepszą możliwą trasę dostaw. <text:s/></text:span></text:p>
          </table:table-cell>
        </table:table-row>
        <table:table-row table:style-name="TableLine94171598265104"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E2" office:value-type="string">
            <text:p text:style-name="P3"/>
          </table:table-cell>
        </table:table-row>
        <table:table-row table:style-name="TableLine94171598265104"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E2" office:value-type="string">
            <text:p text:style-name="P3"/>
          </table:table-cell>
        </table:table-row>
        <table:table-row table:style-name="TableLine94171598265104"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E2" office:value-type="string">
            <text:p text:style-name="P3"/>
          </table:table-cell>
        </table:table-row>
        <text:soft-page-break/>
        <table:table-row table:style-name="TableLine94171598265104"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E2" office:value-type="string">
            <text:p text:style-name="P3"/>
          </table:table-cell>
        </table:table-row>
        <table:table-row table:style-name="TableLine94171598265104"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E2" office:value-type="string">
            <text:p text:style-name="P3"/>
          </table:table-cell>
        </table:table-row>
        <table:table-row table:style-name="TableLine94171598265104"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E2" office:value-type="string">
            <text:p text:style-name="P3"/>
          </table:table-cell>
        </table:table-row>
        <table:table-row table:style-name="TableLine94171598265104"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E2" office:value-type="string">
            <text:p text:style-name="P3"/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yl_20_domyślny.1" style:display-name="Styl domyślny.1" style:family="table-cell">
      <style:table-cell-properties fo:border-left="0.51pt solid #000000" fo:border-top="0.51pt solid #000000" fo:border-bottom="0.51pt solid #000000"/>
    </style:style>
    <style:style style:name="Styl_20_domyślny.2" style:display-name="Styl domyślny.2" style:family="table-cell">
      <style:table-cell-properties fo:border-left="0.51pt solid #000000" fo:border-bottom="0.51pt solid #000000"/>
    </style:style>
    <style:style style:name="Styl_20_domyślny.3" style:display-name="Styl domyślny.3" style:family="table-cell">
      <style:table-cell-properties fo:border-left="0.51pt solid #000000" fo:border-bottom="0.51pt solid #000000"/>
    </style:style>
    <style:style style:name="Styl_20_domyślny.4" style:display-name="Styl domyślny.4" style:family="table-cell">
      <style:table-cell-properties fo:border-left="0.51pt solid #000000" fo:border-right="0.51pt solid #000000" fo:border-bottom="0.51pt solid #000000"/>
    </style:style>
    <style:style style:name="Styl_20_domyślny.5" style:display-name="Styl domyślny.5" style:family="table-cell">
      <style:table-cell-properties fo:border-left="0.51pt solid #000000" fo:border-bottom="0.51pt solid #000000"/>
    </style:style>
    <style:style style:name="Styl_20_domyślny.6" style:display-name="Styl domyślny.6" style:family="table-cell">
      <style:table-cell-properties fo:border-left="0.51pt solid #000000" fo:border-bottom="0.51pt solid #000000"/>
    </style:style>
    <style:style style:name="Styl_20_domyślny.7" style:display-name="Styl domyślny.7" style:family="table-cell">
      <style:table-cell-properties fo:border-left="0.51pt solid #000000" fo:border-bottom="0.51pt solid #000000"/>
    </style:style>
    <style:style style:name="Styl_20_domyślny.8" style:display-name="Styl domyślny.8" style:family="table-cell">
      <style:table-cell-properties fo:border-left="0.51pt solid #000000" fo:border-bottom="0.51pt solid #000000"/>
    </style:style>
    <style:style style:name="Styl_20_domyślny.9" style:display-name="Styl domyślny.9" style:family="table-cell">
      <style:table-cell-properties fo:border-left="0.51pt solid #000000" fo:border-bottom="0.51pt solid #000000"/>
    </style:style>
    <style:style style:name="Styl_20_domyślny.10" style:display-name="Styl domyślny.10" style:family="table-cell">
      <style:table-cell-properties fo:border-left="0.51pt solid #000000" fo:border-right="0.51pt solid #000000" fo:border-bottom="0.51pt solid #000000"/>
    </style:style>
    <style:style style:name="Styl_20_domyślny.11" style:display-name="Styl domyślny.11" style:family="table-cell">
      <style:table-cell-properties fo:border-left="0.51pt solid #000000" fo:border-top="0.51pt solid #000000" fo:border-bottom="0.51pt solid #000000"/>
    </style:style>
    <style:style style:name="Styl_20_domyślny.12" style:display-name="Styl domyślny.12" style:family="table-cell">
      <style:table-cell-properties fo:border-left="0.51pt solid #000000" fo:border-right="0.51pt solid #000000" fo:border-top="0.51pt solid #000000" fo:border-bottom="0.51pt solid #000000"/>
    </style:style>
    <style:style style:name="Styl_20_domyślny.13" style:display-name="Styl domyślny.13" style:family="table-cell">
      <style:table-cell-properties fo:border-left="0.51pt solid #000000" fo:border-bottom="0.51pt solid #000000"/>
    </style:style>
    <style:style style:name="Styl_20_domyślny.14" style:display-name="Styl domyślny.14" style:family="table-cell">
      <style:table-cell-properties fo:border-left="0.51pt solid #000000" fo:border-right="0.51pt solid #000000" fo:border-bottom="0.51pt solid #000000"/>
    </style:style>
    <style:style style:name="Styl_20_domyślny.15" style:display-name="Styl domyślny.15" style:family="table-cell">
      <style:table-cell-properties fo:border-left="0.51pt solid #000000" fo:border-top="0.51pt solid #000000" fo:border-bottom="0.51pt solid #000000"/>
    </style:style>
    <style:style style:name="Styl_20_domyślny.16" style:display-name="Styl domyślny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yl_20_domyślny.1"/>
      <table:last-row table:style-name="Styl_20_domyślny.2"/>
      <table:first-column table:style-name="Styl_20_domyślny.3"/>
      <table:last-column table:style-name="Styl_20_domyślny.4"/>
      <table:body table:style-name="Styl_20_domyślny.9"/>
      <table:even-rows table:style-name="Styl_20_domyślny.5"/>
      <table:odd-rows table:style-name="Styl_20_domyślny.6"/>
      <table:even-columns table:style-name="Styl_20_domyślny.7"/>
      <table:odd-columns table:style-name="Styl_20_domyślny.8"/>
      <table:background table:style-name="Styl_20_domyślny.10"/>
      <loext:first-row-even-column table:style-name="Styl_20_domyślny.15"/>
      <loext:last-row-even-column table:style-name="Styl_20_domyślny.16"/>
      <loext:first-row-end-column table:style-name="Styl_20_domyślny.12"/>
      <loext:first-row-start-column table:style-name="Styl_20_domyślny.11"/>
      <loext:last-row-end-column table:style-name="Styl_20_domyślny.14"/>
      <loext:last-row-start-column table:style-name="Styl_20_domyślny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30T11:42:49.007975648</meta:creation-date>
    <dc:date>2022-06-30T14:05:07.499554344</dc:date>
    <meta:editing-duration>PT34M35S</meta:editing-duration>
    <meta:editing-cycles>7</meta:editing-cycles>
    <meta:generator>LibreOffice/6.4.7.2$Linux_X86_64 LibreOffice_project/40$Build-2</meta:generator>
    <meta:document-statistic meta:table-count="1" meta:image-count="0" meta:object-count="0" meta:page-count="4" meta:paragraph-count="57" meta:word-count="976" meta:character-count="7368" meta:non-whitespace-character-count="6410"/>
  </office:meta>
</office:document-meta>
</file>